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2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1" draw:layer="layout" svg:width="8.223cm" svg:height="1.337cm" draw:transform="skewX (-0.000174532925199385) rotate (-1.98653375461995) translate (7.3343501042334cm 2.0651724842248cm)" svg:viewBox="0 0 8224 1338" svg:d="M46 653c340 29 3332 319 4223 394 892 76 3517 315 3880 288 130 3 96-648-131-657-273 13-2884-119-3838-190-950-73-3680-431-4039-488-123-19-192 642-95 653z">
          <text:p/>
        </draw:path>
        <draw:path draw:style-name="gr2" draw:text-style-name="P1" draw:layer="layout" svg:width="0.903cm" svg:height="0.661cm" draw:transform="rotate (-2.15757602131539) translate (7.5249911071038cm 1.8244484371656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2cm" svg:height="0.661cm" draw:transform="rotate (-2.15687788961459) translate (3.640791145399cm 8.9346281084624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4:22.772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